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01a43e" officeooo:paragraph-rsid="0001a43e" style:font-size-asian="14pt" style:font-size-complex="16pt"/>
    </style:style>
    <style:style style:name="P3" style:family="paragraph" style:parent-style-name="Standard">
      <style:text-properties fo:font-size="16pt" officeooo:rsid="0003219a" officeooo:paragraph-rsid="0003219a" style:font-size-asian="14pt" style:font-size-complex="16pt"/>
    </style:style>
    <style:style style:name="P4" style:family="paragraph" style:parent-style-name="Standard">
      <style:text-properties fo:font-size="16pt" officeooo:rsid="000515e5" officeooo:paragraph-rsid="000515e5" style:font-size-asian="14pt" style:font-size-complex="16pt"/>
    </style:style>
    <style:style style:name="T1" style:family="text">
      <style:text-properties officeooo:rsid="0001a43e"/>
    </style:style>
    <style:style style:name="T2" style:family="text">
      <style:text-properties officeooo:rsid="0003219a"/>
    </style:style>
    <style:style style:name="T3" style:family="text">
      <style:text-properties officeooo:rsid="00045591"/>
    </style:style>
    <style:style style:name="T4" style:family="text">
      <style:text-properties officeooo:rsid="000515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各个子模块：</text:p>
      <text:p text:style-name="P1"/>
      <text:p text:style-name="P1">模块<text:span text:style-name="T1">1：</text:span></text:p>
      <text:p text:style-name="P1"><text:tab/>爬虫：</text:p>
      <text:p text:style-name="P1"><text:tab/><text:tab/>输入：</text:p>
      <text:p text:style-name="P1"><text:tab/><text:tab/>输出：<text:span text:style-name="T1">WebFile</text:span></text:p>
      <text:p text:style-name="P1"/>
      <text:p text:style-name="P1"><text:tab/>文档分析器<text:span text:style-name="T1">：</text:span></text:p>
      <text:p text:style-name="P1"><text:tab/><text:tab/>输入<text:span text:style-name="T1">：WebFile</text:span></text:p>
      <text:p text:style-name="P1"><text:tab/><text:tab/>输出<text:span text:style-name="T1">：TermFile</text:span></text:p>
      <text:p text:style-name="P1"/>
      <text:p text:style-name="P2"><text:tab/>Indexer：</text:p>
      <text:p text:style-name="P2"><text:tab/><text:tab/>输入：TermFile</text:p>
      <text:p text:style-name="P2"><text:tab/><text:tab/>输出：DictFile</text:p>
      <text:p text:style-name="P2"/>
      <text:p text:style-name="P2"><text:tab/>数据库例程1：</text:p>
      <text:p text:style-name="P2"><text:tab/><text:tab/>输入：DictFile</text:p>
      <text:p text:style-name="P2"><text:tab/><text:tab/>输出：存至数据库</text:p>
      <text:p text:style-name="P2"/>
      <text:p text:style-name="P2">模块2：</text:p>
      <text:p text:style-name="P2"><text:tab/>前端例程1：</text:p>
      <text:p text:style-name="P2"><text:tab/><text:tab/>输入：用户输入</text:p>
      <text:p text:style-name="P2"><text:tab/><text:tab/>输出：InputData</text:p>
      <text:p text:style-name="P2"><text:tab/>后端例程1：</text:p>
      <text:p text:style-name="P2"><text:tab/><text:tab/>输入：IuputData</text:p>
      <text:p text:style-name="P2"><text:tab/><text:tab/>输出：TermFile</text:p>
      <text:p text:style-name="P2"><text:tab/>Find程序：</text:p>
      <text:p text:style-name="P2"><text:tab/><text:tab/>输入：InputData</text:p>
      <text:p text:style-name="P2"><text:tab/><text:tab/><text:tab/>数据库例程2：</text:p>
      <text:p text:style-name="P2"><text:tab/><text:tab/><text:tab/><text:tab/>输入：Index</text:p>
      <text:p text:style-name="P2"><text:tab/><text:tab/><text:tab/><text:tab/>输出：Data</text:p>
      <text:p text:style-name="P2"><text:tab/><text:tab/><text:tab/>Data处理程序：</text:p>
      <text:p text:style-name="P2"><text:tab/><text:tab/><text:tab/><text:tab/>输入：一群Data</text:p>
      <text:p text:style-name="P2"><text:tab/><text:tab/><text:tab/><text:tab/>输出：FindData</text:p>
      <text:p text:style-name="P2"><text:tab/><text:tab/>输出：FindData</text:p>
      <text:p text:style-name="P2"><text:tab/>Sort程序：</text:p>
      <text:p text:style-name="P2"><text:tab/><text:tab/>输入：FindData</text:p>
      <text:p text:style-name="P2"><text:tab/><text:tab/>输出：SortedData</text:p>
      <text:p text:style-name="P2"><text:tab/>前端例程2：</text:p>
      <text:p text:style-name="P2"><text:soft-page-break/><text:tab/><text:tab/>输入：SortedData</text:p>
      <text:p text:style-name="P2"><text:tab/><text:tab/>输出：显示给用户</text:p>
      <text:p text:style-name="P2"/>
      <text:p text:style-name="P2">模块<text:span text:style-name="T4">3：</text:span></text:p>
      <text:p text:style-name="P2"><text:tab/>测试程序<text:span text:style-name="T4">：</text:span></text:p>
      <text:p text:style-name="P2"><text:tab/><text:tab/>输入<text:span text:style-name="T4">：</text:span></text:p>
      <text:p text:style-name="P2"><text:tab/><text:tab/>输出<text:span text:style-name="T4">：</text:span></text:p>
      <text:p text:style-name="P2"><text:tab/>整理程序<text:span text:style-name="T4">：</text:span></text:p>
      <text:p text:style-name="P2"><text:tab/><text:tab/>输入<text:span text:style-name="T4">：数据库索引</text:span></text:p>
      <text:p text:style-name="P2"><text:tab/><text:tab/>输出<text:span text:style-name="T4">：整理后数据库</text:span></text:p>
      <text:p text:style-name="P2"/>
      <text:p text:style-name="P4">////////////////////////////////////////////////////////</text:p>
      <text:p text:style-name="P2"/>
      <text:p text:style-name="P2">数据类型<text:span text:style-name="T2">：</text:span></text:p>
      <text:p text:style-name="P2"><text:span text:style-name="T2"><text:tab/>WebFile：</text:span></text:p>
      <text:p text:style-name="P2"><text:tab/><text:tab/><text:span text:style-name="T2">FileID</text:span></text:p>
      <text:p text:style-name="P2"><text:tab/><text:tab/><text:span text:style-name="T2">Time</text:span></text:p>
      <text:p text:style-name="P2"><text:tab/><text:tab/><text:span text:style-name="T2">Text</text:span></text:p>
      <text:p text:style-name="P2"><text:tab/><text:span text:style-name="T2">TermFile：</text:span></text:p>
      <text:p text:style-name="P2"><text:tab/><text:tab/><text:span text:style-name="T2">FileID</text:span></text:p>
      <text:p text:style-name="P2"><text:tab/><text:tab/><text:span text:style-name="T2">Time</text:span></text:p>
      <text:p text:style-name="P2"><text:tab/><text:tab/><text:span text:style-name="T2">Tokens</text:span></text:p>
      <text:p text:style-name="P2"><text:tab/><text:span text:style-name="T2">Dict：</text:span></text:p>
      <text:p text:style-name="P2"><text:tab/><text:tab/><text:span text:style-name="T2">Lists：</text:span></text:p>
      <text:p text:style-name="P2"><text:tab/><text:tab/><text:tab/><text:span text:style-name="T2">Head：</text:span></text:p>
      <text:p text:style-name="P2"><text:tab/><text:tab/><text:tab/><text:tab/><text:span text:style-name="T2">Token</text:span></text:p>
      <text:p text:style-name="P2"><text:tab/><text:tab/><text:tab/><text:span text:style-name="T2">Nodes</text:span></text:p>
      <text:p text:style-name="P2"><text:tab/><text:tab/><text:tab/><text:tab/><text:span text:style-name="T2">FileID</text:span></text:p>
      <text:p text:style-name="P3"><text:tab/><text:tab/><text:tab/><text:tab/>Time</text:p>
      <text:p text:style-name="P3"><text:tab/>// 对数据库不了解，Dict再定。</text:p>
      <text:p text:style-name="P3"><text:tab/>InputData：</text:p>
      <text:p text:style-name="P3"><text:tab/><text:tab/><text:span text:style-name="T3">String</text:span></text:p>
      <text:p text:style-name="P3"><text:tab/><text:tab/><text:span text:style-name="T3">Other</text:span></text:p>
      <text:p text:style-name="P3"><text:tab/><text:span text:style-name="T3">FindData：</text:span></text:p>
      <text:p text:style-name="P3"><text:tab/><text:tab/><text:span text:style-name="T3">List of FileID</text:span></text:p>
      <text:p text:style-name="P3"><text:tab/><text:span text:style-name="T3">SortedData：</text:span></text:p>
      <text:p text:style-name="P3"><text:tab/><text:tab/><text:span text:style-name="T3">List of （FileID，Weight）</text:span></text:p>
      <text:p text:style-name="P3"/>
      <text:p text:style-name="P4">////////////////////////////////////////////////////////</text:p>
      <text:p text:style-name="P3"><text:soft-page-break/></text:p>
      <text:p text:style-name="P3">依赖关系<text:span text:style-name="T4">：</text:span></text:p>
      <text:p text:style-name="P3"/>
      <text:p text:style-name="P4">////////////////////////////////////////////////////////</text:p>
      <text:p text:style-name="P3"/>
      <text:p text:style-name="P4">问题：</text:p>
      <text:p text:style-name="P4"><text:tab/>1，数据库是否支持Dict的写入？</text:p>
      <text:p text:style-name="P4"><text:tab/>若不，需要写数据库前端，修改写入的东西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34:27.841995858</meta:creation-date>
    <dc:date>2016-01-21T20:01:51.135706801</dc:date>
    <meta:editing-duration>PT19M36S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3" meta:paragraph-count="74" meta:word-count="309" meta:character-count="866" meta:non-whitespace-character-count="735"/>
  </office:meta>
</office:document-meta>
</file>